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11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11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00/00/00</text:date>, <text:time style:data-style-name="N2" text:time-value="23:57:16.470328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2-01T23:57:40.820484382</dc:date>
    <meta:editing-duration>PT14H20M44S</meta:editing-duration>
    <meta:editing-cycles>249</meta:editing-cycles>
    <meta:generator>LibreOffice/5.1.4.2$Linux_X86_64 LibreOffice_project/10m0$Build-2</meta:generator>
    <meta:document-statistic meta:table-count="5" meta:cell-count="778" meta:object-count="0"/>
  </office:meta>
</office:document-meta>
</file>